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6c79" officeooo:paragraph-rsid="001b6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</text:p>
      <text:p text:style-name="P1"/>
      <text:p text:style-name="P1">Se cuenta con información previamente cargada (en una lista, diccionario, archivo, etc) de:</text:p>
      <text:p text:style-name="P1">a) Sucursales: id, nombre.</text:p>
      <text:p text:style-name="P1">b) articulos: id, descripción, precio</text:p>
      <text:p text:style-name="P1">c) Articulos_x_Sucursal: id, id_articulo, id_sucursal, cantidad</text:p>
      <text:p text:style-name="P1"/>
      <text:p text:style-name="P1">Se necesita un informe que enumere los artículos cuya disponibilidad en una o varias sucursales sea cero, y en las otras mayor a 5 (al menos en una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4:20:35.058339238</meta:creation-date>
    <dc:date>2019-04-30T14:25:44.614743011</dc:date>
    <meta:editing-duration>PT5M14S</meta:editing-duration>
    <meta:editing-cycles>1</meta:editing-cycles>
    <meta:document-statistic meta:table-count="0" meta:image-count="0" meta:object-count="0" meta:page-count="1" meta:paragraph-count="6" meta:word-count="58" meta:character-count="377" meta:non-whitespace-character-count="325"/>
    <meta:generator>LibreOffice/6.0.7.3$Linux_X86_64 LibreOffice_project/00m0$Build-3</meta:generator>
  </office:meta>
</office:document-meta>
</file>